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1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2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5" style:family="graphic" style:parent-style-name="standard">
      <style:graphic-properties draw:stroke="none" svg:stroke-color="#000000" draw:fill="none" draw:fill-color="#ffffff" fo:min-height="1.40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gr53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8.684cm" fo:min-width="9.234cm" fo:padding-top="0.178cm" fo:padding-bottom="0.178cm" fo:padding-left="0.303cm" fo:padding-right="0.303cm"/>
    </style:style>
    <style:style style:name="gr54" style:family="graphic" style:parent-style-name="standard">
      <style:graphic-properties draw:stroke="none" svg:stroke-color="#000000" draw:fill="none" draw:fill-color="#ffffff" fo:min-height="1.423cm"/>
    </style:style>
    <style:style style:name="gr5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2cm" fo:padding-top="0.139cm" fo:padding-bottom="0.139cm" fo:padding-left="0.264cm" fo:padding-right="0.264cm"/>
    </style:style>
    <style:style style:name="gr5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1cm" fo:min-width="3.662cm" fo:padding-top="0.139cm" fo:padding-bottom="0.139cm" fo:padding-left="0.264cm" fo:padding-right="0.264cm"/>
    </style:style>
    <style:style style:name="gr57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5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3cm" fo:min-width="3.662cm" fo:padding-top="0.139cm" fo:padding-bottom="0.139cm" fo:padding-left="0.264cm" fo:padding-right="0.264cm"/>
    </style:style>
    <style:style style:name="gr59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4cm" fo:padding-top="0.139cm" fo:padding-bottom="0.139cm" fo:padding-left="0.264cm" fo:padding-right="0.264cm"/>
    </style:style>
    <style:style style:name="gr60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722cm" fo:min-width="3.661cm" fo:padding-top="0.139cm" fo:padding-bottom="0.139cm" fo:padding-left="0.264cm" fo:padding-right="0.264cm"/>
    </style:style>
    <style:style style:name="gr62" style:family="graphic" style:parent-style-name="objectwithoutfill">
      <style:graphic-properties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3" style:family="graphic" style:parent-style-name="standard">
      <style:graphic-properties draw:stroke="none" svg:stroke-color="#000000" draw:fill="none" draw:fill-color="#ffffff" fo:min-height="0.85cm"/>
    </style:style>
    <style:style style:name="gr64" style:family="graphic" style:parent-style-name="standard">
      <style:graphic-properties draw:stroke="none" svg:stroke-color="#000000" draw:fill="none" draw:fill-color="#ffffff" fo:min-height="1.5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71cm"/>
    </style:style>
    <style:style style:name="gr66" style:family="graphic" style:parent-style-name="standard">
      <style:graphic-properties draw:stroke="none" svg:stroke-color="#000000" draw:fill="none" draw:fill-color="#ffffff" fo:min-height="1.575cm"/>
    </style:style>
    <style:style style:name="gr67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418cm" fo:min-width="4.268cm" fo:padding-top="0.178cm" fo:padding-bottom="0.178cm" fo:padding-left="0.303cm" fo:padding-right="0.303cm"/>
    </style:style>
    <style:style style:name="gr68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4.788cm" fo:min-width="12.938cm" fo:padding-top="0.178cm" fo:padding-bottom="0.178cm" fo:padding-left="0.303cm" fo:padding-right="0.303cm"/>
    </style:style>
    <style:style style:name="gr69" style:family="graphic" style:parent-style-name="standard">
      <style:graphic-properties draw:stroke="none" draw:fill="none" fo:min-height="0.789cm"/>
    </style:style>
    <style:style style:name="gr70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0.199cm" fo:min-width="9.05cm" fo:padding-top="0.178cm" fo:padding-bottom="0.178cm" fo:padding-left="0.303cm" fo:padding-right="0.303cm"/>
    </style:style>
    <style:style style:name="gr71" style:family="graphic" style:parent-style-name="objectwithoutfill">
      <style:graphic-properties draw:stroke="dash" draw:stroke-dash="_32__20_Dots_20_1_20_Dash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2" style:family="graphic" style:parent-style-name="objectwithoutfill">
      <style:graphic-properties draw:stroke="dash" draw:stroke-dash="_32__20_Dots_20_1_20_Dash"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3" style:family="graphic" style:parent-style-name="objectwithoutfill">
      <style:graphic-properties svg:stroke-width="0.028cm" svg:stroke-color="#ff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4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5" style:family="graphic" style:parent-style-name="objectwithoutfill">
      <style:graphic-properties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6" style:family="graphic" style:parent-style-name="objectwithoutfill">
      <style:graphic-properties draw:stroke="dash" draw:stroke-dash="_32__20_Dots_20_1_20_Dash" svg:stroke-width="0.028cm" svg:stroke-color="#00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7" style:family="graphic" style:parent-style-name="objectwithoutfill">
      <style:graphic-properties draw:marker-end="Arrow" draw:marker-end-width="0.3cm" draw:fill="none" draw:textarea-vertical-align="middle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2cm"/>
    </style:style>
    <style:style style:name="gr79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23cm"/>
    </style:style>
    <style:style style:name="gr80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959cm" fo:min-width="4.808cm" fo:padding-top="0.178cm" fo:padding-bottom="0.178cm" fo:padding-left="0.303cm" fo:padding-right="0.303cm"/>
    </style:style>
    <style:style style:name="gr81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06cm" fo:min-width="15.41cm" fo:padding-top="0.178cm" fo:padding-bottom="0.178cm" fo:padding-left="0.303cm" fo:padding-right="0.303cm"/>
    </style:style>
    <style:style style:name="gr82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5.271cm" fo:min-width="5.186cm" fo:padding-top="0.178cm" fo:padding-bottom="0.178cm" fo:padding-left="0.303cm" fo:padding-right="0.303cm"/>
    </style:style>
    <style:style style:name="gr83" style:family="graphic" style:parent-style-name="standard">
      <style:graphic-properties draw:stroke="none" draw:fill="none" fo:min-height="1.575cm"/>
    </style:style>
    <style:style style:name="gr84" style:family="graphic" style:parent-style-name="standard">
      <style:graphic-properties svg:stroke-color="#000000" draw:fill-color="#ffffff" draw:textarea-horizontal-align="justify" draw:textarea-vertical-align="middle" draw:auto-grow-height="false" fo:min-height="1.798cm" fo:min-width="4.313cm"/>
    </style:style>
    <style:style style:name="gr85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86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8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6cm" fo:min-width="2cm" fo:padding-top="0.139cm" fo:padding-bottom="0.139cm" fo:padding-left="0.264cm" fo:padding-right="0.264cm"/>
    </style:style>
    <style:style style:name="gr8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85cm" fo:min-width="2cm" fo:padding-top="0.139cm" fo:padding-bottom="0.139cm" fo:padding-left="0.264cm" fo:padding-right="0.264cm"/>
    </style:style>
    <style:style style:name="gr8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834cm"/>
    </style:style>
    <style:style style:name="gr9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5cm" fo:padding-top="0.139cm" fo:padding-bottom="0.139cm" fo:padding-left="0.264cm" fo:padding-right="0.264cm"/>
    </style:style>
    <style:style style:name="gr9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122cm" fo:min-width="2cm" fo:padding-top="0.139cm" fo:padding-bottom="0.139cm" fo:padding-left="0.264cm" fo:padding-right="0.264cm"/>
    </style:style>
    <style:style style:name="gr9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522cm" fo:min-width="2.172cm" fo:padding-top="0.139cm" fo:padding-bottom="0.139cm" fo:padding-left="0.264cm" fo:padding-right="0.264cm"/>
    </style:style>
    <style:style style:name="gr9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2.122cm" fo:min-width="2.172cm" fo:padding-top="0.139cm" fo:padding-bottom="0.139cm" fo:padding-left="0.264cm" fo:padding-right="0.264cm"/>
    </style:style>
    <style:style style:name="gr94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5.798cm" fo:min-width="15.848cm" fo:padding-top="0.178cm" fo:padding-bottom="0.178cm" fo:padding-left="0.303cm" fo:padding-right="0.303cm"/>
    </style:style>
    <style:style style:name="gr95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textarea-horizontal-align="justify" draw:textarea-vertical-align="middle" draw:auto-grow-height="false" fo:min-height="17.096cm" fo:min-width="3.546cm" fo:padding-top="0.178cm" fo:padding-bottom="0.178cm" fo:padding-left="0.303cm" fo:padding-right="0.303cm"/>
    </style:style>
    <style:style style:name="gr96" style:family="graphic" style:parent-style-name="standard">
      <style:graphic-properties draw:stroke="none" draw:fill="none" fo:min-height="0.788cm"/>
    </style:style>
    <style:style style:name="gr9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86cm" fo:min-width="2.272cm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0080"/>
      <style:paragraph-properties fo:text-align="center"/>
      <style:text-properties fo:font-size="12pt"/>
    </style:style>
    <style:style style:name="P14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5" style:family="paragraph">
      <loext:graphic-properties draw:fill-color="#008000"/>
      <style:paragraph-properties fo:text-align="center"/>
      <style:text-properties fo:color="#ffffff" fo:font-size="12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P19" style:family="paragraph">
      <loext:graphic-properties draw:fill-color="#ffffff"/>
      <style:paragraph-properties fo:text-align="center"/>
      <style:text-properties fo:font-size="20pt"/>
    </style:style>
    <style:style style:name="P20" style:family="paragraph">
      <loext:graphic-properties draw:fill="none"/>
      <style:paragraph-properties fo:text-align="center"/>
      <style:text-properties fo:font-size="20pt"/>
    </style:style>
    <style:style style:name="P21" style:family="paragraph">
      <loext:graphic-properties draw:fill="none" draw:fill-color="#ffffff"/>
      <style:text-properties fo:color="#ff0000" fo:background-color="#ffffff"/>
    </style:style>
    <style:style style:name="P22" style:family="paragraph">
      <loext:graphic-properties draw:fill="none" draw:fill-color="#ffffff"/>
      <style:text-properties fo:background-color="#ffffff"/>
    </style:style>
    <style:style style:name="P23" style:family="paragraph">
      <loext:graphic-properties draw:fill="none" draw:fill-color="#ffffff"/>
      <style:text-properties fo:color="#0000ff"/>
    </style:style>
    <style:style style:name="P24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/>
    </style:style>
    <style:style style:name="P26" style:family="paragraph">
      <loext:graphic-properties draw:fill="none"/>
      <style:paragraph-properties fo:text-align="center"/>
      <style:text-properties fo:font-size="20pt" fo:background-color="#ffffff" style:font-size-asian="12pt" style:font-size-complex="12pt"/>
    </style:style>
    <style:style style:name="P27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20pt" fo:font-weight="bold" fo:background-color="#ffffff" style:font-size-asian="20pt" style:font-weight-asian="bold" style:font-size-complex="20pt" style:font-weight-complex="bold"/>
    </style:style>
    <style:style style:name="P29" style:family="paragraph">
      <loext:graphic-properties draw:fill="none"/>
      <style:paragraph-properties fo:text-align="center"/>
      <style:text-properties fo:font-size="20pt" fo:background-color="#ffffff"/>
    </style:style>
    <style:style style:name="P30" style:family="paragraph">
      <loext:graphic-properties draw:fill="none"/>
      <style:paragraph-properties fo:text-align="center"/>
      <style:text-properties fo:font-size="20pt" fo:font-weight="bold" fo:background-color="#ffffff" style:font-weight-asian="bold" style:font-weight-complex="bold"/>
    </style:style>
    <style:style style:name="P31" style:family="paragraph">
      <loext:graphic-properties draw:fill="none"/>
      <style:paragraph-properties fo:text-align="center"/>
      <style:text-properties fo:font-weight="bold" fo:background-color="#ffffff" style:font-weight-asian="bold" style:font-weight-complex="bold"/>
    </style:style>
    <style:style style:name="P32" style:family="paragraph">
      <loext:graphic-properties draw:fill-color="#ffffff"/>
      <style:paragraph-properties fo:text-align="center"/>
      <style:text-properties fo:font-size="14pt"/>
    </style:style>
    <style:style style:name="P33" style:family="paragraph">
      <loext:graphic-properties draw:fill="solid" draw:fill-color="#ffffff"/>
      <style:paragraph-properties fo:text-align="center"/>
      <style:text-properties fo:font-size="14pt" fo:font-style="normal" style:font-size-asian="14pt" style:font-style-asian="normal" style:font-size-complex="14pt" style:font-style-complex="normal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style:style style:name="T13" style:family="text">
      <style:text-properties fo:font-size="20pt"/>
    </style:style>
    <style:style style:name="T14" style:family="text">
      <style:text-properties fo:color="#ff0000" fo:background-color="#ffffff"/>
    </style:style>
    <style:style style:name="T15" style:family="text">
      <style:text-properties fo:background-color="#ffffff"/>
    </style:style>
    <style:style style:name="T16" style:family="text">
      <style:text-properties fo:color="#0000ff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12pt" fo:background-color="#ffffff" style:font-size-asian="12pt" style:font-size-complex="12pt"/>
    </style:style>
    <style:style style:name="T19" style:family="text">
      <style:text-properties fo:font-size="20pt" fo:font-weight="bold" fo:background-color="#ffffff" style:font-size-asian="20pt" style:font-weight-asian="bold" style:font-size-complex="20pt" style:font-weight-complex="bold"/>
    </style:style>
    <style:style style:name="T20" style:family="text">
      <style:text-properties fo:font-size="20pt" fo:background-color="#ffffff"/>
    </style:style>
    <style:style style:name="T21" style:family="text">
      <style:text-properties fo:font-size="20pt" fo:font-weight="bold" fo:background-color="#ffffff" style:font-weight-asian="bold" style:font-weight-complex="bold"/>
    </style:style>
    <style:style style:name="T22" style:family="text">
      <style:text-properties fo:font-weight="bold" fo:background-color="#ffffff" style:font-weight-asian="bold" style:font-weight-complex="bold"/>
    </style:style>
    <style:style style:name="T23" style:family="text">
      <style:text-properties fo:font-size="14pt"/>
    </style:style>
    <style:style style:name="T24" style:family="text">
      <style:text-properties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39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1" draw:text-style-name="P14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2" draw:text-style-name="P15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3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4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5" draw:text-style-name="P16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6" draw:text-style-name="P17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7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</draw:page>
      <draw:page draw:name="page3" draw:style-name="dp1" draw:master-page-name="Default">
        <draw:custom-shape draw:style-name="gr39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8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49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2" draw:text-style-name="P15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5" draw:text-style-name="P16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7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0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0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3" draw:text-style-name="P18" xml:id="id47" draw:id="id47" draw:layer="layout" svg:width="3cm" svg:height="1.4cm" svg:x="7.8cm" svg:y="9.6cm">
          <text:p text:style-name="P3"><text:span text:style-name="T12">Nectar</text:span></text:p>
          <text:p text:style-name="P3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</draw:page>
      <draw:page draw:name="page4" draw:style-name="dp1" draw:master-page-name="Default">
        <draw:custom-shape draw:style-name="gr53" draw:text-style-name="P12" draw:layer="layout" svg:width="10.7cm" svg:height="9.9cm" svg:x="2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6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5" draw:text-style-name="P19" xml:id="id53" draw:id="id53" draw:layer="layout" svg:width="4.19cm" svg:height="2cm" svg:x="5.881cm" svg:y="6.8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6" draw:text-style-name="P19" xml:id="id54" draw:id="id54" draw:layer="layout" svg:width="4.19cm" svg:height="1.999cm" svg:x="5.881cm" svg:y="10.3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57" draw:text-style-name="P20" draw:layer="layout" draw:type="line" svg:x1="7.976cm" svg:y1="8.899cm" svg:x2="7.976cm" svg:y2="10.308cm" draw:start-shape="id53" draw:start-glue-point="2" draw:end-shape="id54" svg:d="M7976 8899v1409" svg:viewBox="0 0 1 1410">
          <text:p/>
        </draw:connector>
        <draw:custom-shape draw:style-name="gr58" draw:text-style-name="P19" xml:id="id57" draw:id="id57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6" draw:text-style-name="P19" xml:id="id56" draw:id="id56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8" draw:text-style-name="P19" xml:id="id55" draw:id="id55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59" draw:text-style-name="P19" xml:id="id60" draw:id="id60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57" draw:text-style-name="P20" draw:layer="layout" draw:type="line" svg:x1="10.071cm" svg:y1="11.307cm" svg:x2="20.81cm" svg:y2="14.955cm" draw:start-shape="id54" draw:start-glue-point="1" draw:end-shape="id55" svg:d="M10071 11307l10739 3648" svg:viewBox="0 0 10740 3649">
          <text:p/>
        </draw:connector>
        <draw:connector draw:style-name="gr60" draw:text-style-name="P20" draw:layer="layout" draw:type="line" svg:x1="10.071cm" svg:y1="7.899cm" svg:x2="20.81cm" svg:y2="14.955cm" draw:start-shape="id53" draw:start-glue-point="1" draw:end-shape="id55" draw:end-glue-point="3" svg:d="M10071 7899l10739 7056" svg:viewBox="0 0 10740 7057">
          <text:p/>
        </draw:connector>
        <draw:connector draw:style-name="gr60" draw:text-style-name="P20" draw:layer="layout" draw:type="line" svg:x1="10.071cm" svg:y1="7.899cm" svg:x2="20.81cm" svg:y2="11.32cm" draw:start-shape="id53" draw:start-glue-point="1" draw:end-shape="id56" svg:d="M10071 7899l10739 3421" svg:viewBox="0 0 10740 3422">
          <text:p/>
        </draw:connector>
        <draw:connector draw:style-name="gr57" draw:text-style-name="P20" draw:layer="layout" draw:type="line" svg:x1="10.071cm" svg:y1="11.307cm" svg:x2="20.81cm" svg:y2="11.32cm" draw:start-shape="id54" draw:start-glue-point="1" draw:end-shape="id56" draw:end-glue-point="3" svg:d="M10071 11307l10739 13" svg:viewBox="0 0 10740 14">
          <text:p/>
        </draw:connector>
        <draw:connector draw:style-name="gr60" draw:text-style-name="P20" draw:layer="layout" draw:type="line" svg:x1="10.071cm" svg:y1="7.899cm" svg:x2="20.81cm" svg:y2="7.911cm" draw:start-shape="id53" draw:start-glue-point="1" draw:end-shape="id57" draw:end-glue-point="3" svg:d="M10071 7899l10739 12" svg:viewBox="0 0 10740 13">
          <text:p/>
        </draw:connector>
        <draw:connector draw:style-name="gr57" draw:text-style-name="P20" draw:layer="layout" draw:type="line" svg:x1="10.071cm" svg:y1="11.307cm" svg:x2="20.81cm" svg:y2="7.911cm" draw:start-shape="id54" draw:start-glue-point="1" draw:end-shape="id57" svg:d="M10071 11307l10739-3396" svg:viewBox="0 0 10740 3397">
          <text:p/>
        </draw:connector>
        <draw:custom-shape draw:style-name="gr61" draw:text-style-name="P19" xml:id="id59" draw:id="id59" draw:layer="layout" svg:width="4.189cm" svg:height="2cm" svg:x="8.37cm" svg:y="3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55" draw:text-style-name="P19" xml:id="id58" draw:id="id58" draw:layer="layout" svg:width="4.19cm" svg:height="2cm" svg:x="3cm" svg:y="3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57" draw:text-style-name="P20" draw:layer="layout" draw:type="line" svg:x1="5.095cm" svg:y1="5cm" svg:x2="7.976cm" svg:y2="6.899cm" draw:start-shape="id58" draw:start-glue-point="2" draw:end-shape="id53" draw:end-glue-point="0" svg:d="M5095 5000l2881 1899" svg:viewBox="0 0 2882 1900">
          <text:p/>
        </draw:connector>
        <draw:connector draw:style-name="gr57" draw:text-style-name="P20" draw:layer="layout" draw:type="line" svg:x1="10.464cm" svg:y1="5cm" svg:x2="7.976cm" svg:y2="6.899cm" draw:start-shape="id59" draw:start-glue-point="2" draw:end-shape="id53" draw:end-glue-point="0" svg:d="M10464 5000l-2488 1899" svg:viewBox="0 0 2489 1900">
          <text:p/>
        </draw:connector>
        <draw:connector draw:style-name="gr62" draw:text-style-name="P20" draw:layer="layout" draw:type="line" svg:x1="13.607cm" svg:y1="17.1cm" svg:x2="20.81cm" svg:y2="14.955cm" draw:start-shape="id60" draw:start-glue-point="0" draw:end-shape="id55" svg:d="M13607 17100l7203-2145" svg:viewBox="0 0 7204 2146">
          <text:p/>
        </draw:connector>
        <draw:connector draw:style-name="gr62" draw:text-style-name="P20" draw:layer="layout" draw:type="line" svg:x1="13.607cm" svg:y1="17.1cm" svg:x2="20.81cm" svg:y2="11.32cm" draw:start-shape="id60" draw:start-glue-point="0" draw:end-shape="id56" svg:d="M13607 17100l7203-5780" svg:viewBox="0 0 7204 5781">
          <text:p/>
        </draw:connector>
        <draw:connector draw:style-name="gr62" draw:text-style-name="P20" draw:layer="layout" draw:type="line" svg:x1="13.607cm" svg:y1="17.1cm" svg:x2="20.81cm" svg:y2="7.911cm" draw:start-shape="id60" draw:start-glue-point="0" draw:end-shape="id57" svg:d="M13607 17100l7203-9189" svg:viewBox="0 0 7204 9190">
          <text:p/>
        </draw:connector>
        <draw:frame draw:style-name="gr63" draw:text-style-name="P21" draw:layer="controls" svg:width="10.281cm" svg:height="1.1cm" svg:x="10.186cm" svg:y="6.2cm">
          <draw:text-box>
            <text:p><text:span text:style-name="T14">Direct Effect (better deposition)</text:span></text:p>
          </draw:text-box>
        </draw:frame>
        <draw:frame draw:style-name="gr64" draw:text-style-name="P22" draw:layer="controls" svg:width="6.08cm" svg:height="1.8cm" svg:x="11.92cm" svg:y="11.7cm">
          <draw:text-box>
            <text:p><text:span text:style-name="T15">Indirect effect</text:span></text:p>
            <text:p><text:span text:style-name="T15">(more deposition)</text:span></text:p>
          </draw:text-box>
        </draw:frame>
        <draw:frame draw:style-name="gr65" draw:text-style-name="P23" draw:layer="controls" svg:width="5.071cm" svg:height="1.673cm" svg:x="16.045cm" svg:y="16.4cm">
          <draw:text-box>
            <text:p><text:span text:style-name="T16">Plant resource</text:span></text:p>
            <text:p><text:span text:style-name="T16">effect</text:span></text:p>
          </draw:text-box>
        </draw:frame>
        <draw:frame draw:style-name="gr66" draw:text-style-name="P24" draw:layer="layout" svg:width="5.3cm" svg:height="1.825cm" svg:x="7cm" svg:y="17.3cm">
          <draw:text-box>
            <text:p><text:span text:style-name="T17">Plant Level</text:span></text:p>
          </draw:text-box>
        </draw:frame>
        <draw:custom-shape draw:style-name="gr67" draw:text-style-name="P12" draw:layer="layout" svg:width="5.4cm" svg:height="6.3cm" svg:x="20.1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2" draw:layer="layout" svg:width="14.1cm" svg:height="5.7cm" svg:x="11.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25" draw:layer="layout" svg:width="4.232cm" svg:height="1.039cm" svg:x="3.068cm" svg:y="12.461cm">
          <draw:text-box>
            <text:p><text:span text:style-name="T17">Plot Level</text:span></text:p>
          </draw:text-box>
        </draw:frame>
        <draw:frame draw:style-name="gr69" draw:text-style-name="P25" draw:layer="layout" svg:width="4.232cm" svg:height="1.039cm" svg:x="20.5cm" svg:y="5.261cm">
          <draw:text-box>
            <text:p><text:span text:style-name="T17">Pod Level</text:span></text:p>
          </draw:text-box>
        </draw:frame>
      </draw:page>
      <draw:page draw:name="page5" draw:style-name="dp1" draw:master-page-name="Default">
        <draw:custom-shape draw:style-name="gr70" draw:text-style-name="P12" draw:layer="layout" svg:width="10.7cm" svg:height="11.599cm" svg:x="2.501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2" draw:layer="layout" svg:width="5.4cm" svg:height="6.3cm" svg:x="20.101cm" svg:y="6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2" draw:layer="layout" svg:width="14.1cm" svg:height="5.7cm" svg:x="11.201cm" svg:y="13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6" draw:layer="layout" svg:width="14.7cm" svg:height="1.673cm" svg:x="3.9cm" svg:y="0.102cm">
          <draw:text-box>
            <text:p>Model for CSEE (Jul 2018) – Commodity Canola</text:p>
            <text:p/>
          </draw:text-box>
        </draw:frame>
        <draw:custom-shape draw:style-name="gr55" draw:text-style-name="P19" xml:id="id61" draw:id="id61" draw:layer="layout" svg:width="4.19cm" svg:height="2cm" svg:x="5.881cm" svg:y="6.899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56" draw:text-style-name="P19" xml:id="id62" draw:id="id62" draw:layer="layout" svg:width="4.19cm" svg:height="1.999cm" svg:x="5.881cm" svg:y="11.808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71" draw:text-style-name="P26" draw:layer="layout" draw:type="line" svg:x1="7.976cm" svg:y1="8.899cm" svg:x2="7.976cm" svg:y2="11.808cm" draw:start-shape="id61" draw:start-glue-point="2" draw:end-shape="id62" svg:d="M7976 8899v2909" svg:viewBox="0 0 1 2910">
          <text:p text:style-name="P3"><text:span text:style-name="T18">0.05</text:span></text:p>
        </draw:connector>
        <draw:custom-shape draw:style-name="gr58" draw:text-style-name="P19" xml:id="id65" draw:id="id65" draw:layer="layout" svg:width="4.19cm" svg:height="2.001cm" svg:x="20.81cm" svg:y="6.911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56" draw:text-style-name="P19" xml:id="id64" draw:id="id64" draw:layer="layout" svg:width="4.19cm" svg:height="1.999cm" svg:x="20.81cm" svg:y="10.32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58" draw:text-style-name="P19" xml:id="id63" draw:id="id63" draw:layer="layout" svg:width="4.19cm" svg:height="2.001cm" svg:x="20.81cm" svg:y="13.955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59" draw:text-style-name="P19" xml:id="id68" draw:id="id68" draw:layer="layout" svg:width="4.192cm" svg:height="2cm" svg:x="11.511cm" svg:y="17.1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1" draw:text-style-name="P27" draw:layer="layout" draw:type="line" svg:x1="10.071cm" svg:y1="12.807cm" svg:x2="20.81cm" svg:y2="14.955cm" draw:start-shape="id62" draw:start-glue-point="1" draw:end-shape="id63" svg:d="M10071 12807l10739 2148" svg:viewBox="0 0 10740 2149">
          <text:p text:style-name="P3"><text:span text:style-name="T18">-0.38</text:span></text:p>
        </draw:connector>
        <draw:connector draw:style-name="gr72" draw:text-style-name="P27" draw:layer="layout" draw:type="line" svg:x1="10.071cm" svg:y1="7.899cm" svg:x2="20.81cm" svg:y2="14.955cm" draw:start-shape="id61" draw:start-glue-point="1" draw:end-shape="id63" draw:end-glue-point="3" svg:d="M10071 7899l10739 7056" svg:viewBox="0 0 10740 7057">
          <text:p text:style-name="P3"><text:span text:style-name="T18">0.03</text:span></text:p>
        </draw:connector>
        <draw:connector draw:style-name="gr73" draw:text-style-name="P28" draw:layer="layout" draw:type="line" svg:x1="10.071cm" svg:y1="7.899cm" svg:x2="20.81cm" svg:y2="11.32cm" draw:start-shape="id61" draw:start-glue-point="1" draw:end-shape="id64" svg:d="M10071 7899l10739 3421" svg:viewBox="0 0 10740 3422">
          <text:p text:style-name="P3"><text:span text:style-name="T19">-0.48</text:span></text:p>
        </draw:connector>
        <draw:connector draw:style-name="gr71" draw:text-style-name="P26" draw:layer="layout" draw:type="line" svg:x1="10.071cm" svg:y1="12.807cm" svg:x2="20.81cm" svg:y2="11.32cm" draw:start-shape="id62" draw:start-glue-point="1" draw:end-shape="id64" draw:end-glue-point="3" svg:d="M10071 12807l10739-1487" svg:viewBox="0 0 10740 1488">
          <text:p text:style-name="P3"><text:span text:style-name="T18">-0.04</text:span></text:p>
        </draw:connector>
        <draw:connector draw:style-name="gr72" draw:text-style-name="P27" draw:layer="layout" draw:type="line" svg:x1="10.071cm" svg:y1="7.899cm" svg:x2="20.81cm" svg:y2="7.911cm" draw:start-shape="id61" draw:start-glue-point="1" draw:end-shape="id65" draw:end-glue-point="3" svg:d="M10071 7899l10739 12" svg:viewBox="0 0 10740 13">
          <text:p text:style-name="P3"><text:span text:style-name="T18">0.16</text:span></text:p>
        </draw:connector>
        <draw:connector draw:style-name="gr71" draw:text-style-name="P26" draw:layer="layout" draw:type="line" svg:x1="10.071cm" svg:y1="12.807cm" svg:x2="20.81cm" svg:y2="7.911cm" draw:start-shape="id62" draw:start-glue-point="1" draw:end-shape="id65" svg:d="M10071 12807l10739-4896" svg:viewBox="0 0 10740 4897">
          <text:p text:style-name="P3"><text:span text:style-name="T18">-0.17</text:span></text:p>
        </draw:connector>
        <draw:custom-shape draw:style-name="gr61" draw:text-style-name="P19" xml:id="id67" draw:id="id67" draw:layer="layout" svg:width="4.189cm" svg:height="2cm" svg:x="8.37cm" svg:y="3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ustom-shape draw:style-name="gr55" draw:text-style-name="P19" xml:id="id66" draw:id="id66" draw:layer="layout" svg:width="4.19cm" svg:height="2cm" svg:x="3cm" svg:y="3cm">
          <text:p text:style-name="P3"><text:span text:style-name="T13">Stocking</text:span></text:p>
          <text:p text:style-name="P3"><text:span text:style-name="T13">Rate</text:span></text:p>
          <draw:enhanced-geometry svg:viewBox="0 0 21600 21600" draw:type="rectangle" draw:enhanced-path="M 0 0 L 21600 0 21600 21600 0 21600 0 0 Z N"/>
        </draw:custom-shape>
        <draw:connector draw:style-name="gr71" draw:text-style-name="P29" draw:layer="layout" draw:type="line" svg:x1="5.095cm" svg:y1="5cm" svg:x2="7.976cm" svg:y2="6.899cm" draw:start-shape="id66" draw:start-glue-point="2" draw:end-shape="id61" draw:end-glue-point="0" svg:d="M5095 5000l2881 1899" svg:viewBox="0 0 2882 1900">
          <text:p text:style-name="P3"><text:span text:style-name="T20">-0.15</text:span></text:p>
        </draw:connector>
        <draw:connector draw:style-name="gr74" draw:text-style-name="P30" draw:layer="layout" draw:type="line" svg:x1="10.464cm" svg:y1="5cm" svg:x2="7.976cm" svg:y2="6.899cm" draw:start-shape="id67" draw:start-glue-point="2" draw:end-shape="id61" draw:end-glue-point="0" svg:d="M10464 5000l-2488 1899" svg:viewBox="0 0 2489 1900">
          <text:p text:style-name="P3"><text:span text:style-name="T21">-1.06</text:span></text:p>
        </draw:connector>
        <draw:connector draw:style-name="gr75" draw:text-style-name="P30" draw:layer="layout" draw:type="line" svg:x1="13.607cm" svg:y1="17.1cm" svg:x2="20.81cm" svg:y2="14.955cm" draw:start-shape="id68" draw:start-glue-point="0" draw:end-shape="id63" svg:d="M13607 17100l7203-2145" svg:viewBox="0 0 7204 2146">
          <text:p text:style-name="P3"><text:span text:style-name="T21">3.72</text:span></text:p>
        </draw:connector>
        <draw:connector draw:style-name="gr76" draw:text-style-name="P27" draw:layer="layout" draw:type="line" svg:x1="13.607cm" svg:y1="17.1cm" svg:x2="20.81cm" svg:y2="11.32cm" draw:start-shape="id68" draw:start-glue-point="0" draw:end-shape="id64" svg:d="M13607 17100l7203-5780" svg:viewBox="0 0 7204 5781">
          <text:p text:style-name="P3"><text:span text:style-name="T18">0.48</text:span></text:p>
        </draw:connector>
        <draw:connector draw:style-name="gr75" draw:text-style-name="P30" draw:layer="layout" draw:type="line" svg:x1="13.607cm" svg:y1="17.1cm" svg:x2="20.81cm" svg:y2="7.911cm" draw:start-shape="id68" draw:start-glue-point="0" draw:end-shape="id65" svg:d="M13607 17100l7203-9189" svg:viewBox="0 0 7204 9190">
          <text:p text:style-name="P3"><text:span text:style-name="T21">1.00</text:span></text:p>
        </draw:connector>
        <draw:connector draw:style-name="gr77" draw:text-style-name="P31" draw:layer="layout" svg:x1="22.905cm" svg:y1="8.912cm" svg:x2="22.905cm" svg:y2="10.321cm" draw:start-shape="id65" draw:start-glue-point="2" draw:end-shape="id64" draw:end-glue-point="0" svg:d="M22905 8912v1409" svg:viewBox="0 0 1 1410">
          <text:p text:style-name="P3"><text:span text:style-name="T22">1.44</text:span></text:p>
        </draw:connector>
        <draw:frame draw:style-name="gr69" draw:text-style-name="P25" draw:layer="layout" svg:width="4.232cm" svg:height="1.039cm" svg:x="3.068cm" svg:y="14.162cm">
          <draw:text-box>
            <text:p><text:span text:style-name="T17">Plot Level</text:span></text:p>
          </draw:text-box>
        </draw:frame>
        <draw:frame draw:style-name="gr69" draw:text-style-name="P25" draw:layer="layout" svg:width="4.232cm" svg:height="1.039cm" svg:x="20.5cm" svg:y="5.262cm">
          <draw:text-box>
            <text:p><text:span text:style-name="T17">Pod Level</text:span></text:p>
          </draw:text-box>
        </draw:frame>
        <draw:frame draw:style-name="gr66" draw:text-style-name="P24" draw:layer="layout" svg:width="5.3cm" svg:height="1.825cm" svg:x="7cm" svg:y="17.301cm">
          <draw:text-box>
            <text:p><text:span text:style-name="T17">Plant Level</text:span></text:p>
          </draw:text-box>
        </draw:frame>
      </draw:page>
      <draw:page draw:name="page6" draw:style-name="dp1" draw:master-page-name="Default">
        <draw:frame draw:style-name="gr54" draw:text-style-name="P16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78" draw:text-style-name="P19" xml:id="id69" draw:id="id69" draw:layer="layout" svg:width="4.822cm" svg:height="2.048cm" svg:x="3cm" svg:y="6.606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78" draw:text-style-name="P19" xml:id="id70" draw:id="id70" draw:layer="layout" svg:width="4.822cm" svg:height="2.048cm" svg:x="3cm" svg:y="10.097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1" draw:text-style-name="P20" draw:layer="layout" draw:type="line" svg:x1="5.411cm" svg:y1="8.654cm" svg:x2="5.411cm" svg:y2="10.097cm" draw:start-shape="id69" draw:start-glue-point="2" draw:end-shape="id70" svg:d="M5411 8654v1443" svg:viewBox="0 0 1 1444">
          <text:p/>
        </draw:connector>
        <draw:custom-shape draw:style-name="gr78" draw:text-style-name="P19" xml:id="id73" draw:id="id73" draw:layer="layout" svg:width="4.822cm" svg:height="2.048cm" svg:x="20.178cm" svg:y="6.619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78" draw:text-style-name="P19" xml:id="id72" draw:id="id72" draw:layer="layout" svg:width="4.822cm" svg:height="2.048cm" svg:x="20.178cm" svg:y="10.11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78" draw:text-style-name="P19" xml:id="id71" draw:id="id71" draw:layer="layout" svg:width="4.822cm" svg:height="2.048cm" svg:x="20.178cm" svg:y="13.832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79" draw:text-style-name="P19" xml:id="id77" draw:id="id77" draw:layer="layout" svg:width="4.823cm" svg:height="2.048cm" svg:x="9.479cm" svg:y="17.052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1" draw:text-style-name="P20" draw:layer="layout" draw:type="line" svg:x1="7.822cm" svg:y1="11.121cm" svg:x2="20.178cm" svg:y2="14.856cm" draw:start-shape="id70" draw:start-glue-point="1" draw:end-shape="id71" svg:d="M7822 11121l12356 3735" svg:viewBox="0 0 12357 3736">
          <text:p/>
        </draw:connector>
        <draw:connector draw:style-name="gr1" draw:text-style-name="P20" draw:layer="layout" draw:type="line" svg:x1="7.822cm" svg:y1="11.121cm" svg:x2="20.178cm" svg:y2="11.134cm" draw:start-shape="id70" draw:start-glue-point="1" draw:end-shape="id72" draw:end-glue-point="3" svg:d="M7822 11121l12356 13" svg:viewBox="0 0 12357 14">
          <text:p/>
        </draw:connector>
        <draw:connector draw:style-name="gr1" draw:text-style-name="P20" draw:layer="layout" draw:type="line" svg:x1="7.822cm" svg:y1="11.121cm" svg:x2="20.178cm" svg:y2="7.643cm" draw:start-shape="id70" draw:start-glue-point="1" draw:end-shape="id73" svg:d="M7822 11121l12356-3478" svg:viewBox="0 0 12357 3479">
          <text:p/>
        </draw:connector>
        <draw:custom-shape draw:style-name="gr78" draw:text-style-name="P19" xml:id="id74" draw:id="id74" draw:layer="layout" svg:width="4.822cm" svg:height="2.048cm" svg:x="3cm" svg:y="3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1" draw:text-style-name="P20" draw:layer="layout" draw:type="line" svg:x1="5.411cm" svg:y1="5.048cm" svg:x2="5.411cm" svg:y2="6.606cm" draw:start-shape="id74" draw:start-glue-point="2" draw:end-shape="id69" draw:end-glue-point="0" svg:d="M5411 5048v1558" svg:viewBox="0 0 1 1559">
          <text:p/>
        </draw:connector>
        <draw:custom-shape draw:style-name="gr78" draw:text-style-name="P19" xml:id="id75" draw:id="id75" draw:layer="layout" svg:width="4.822cm" svg:height="2.048cm" svg:x="3cm" svg:y="13.832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1" draw:text-style-name="P20" draw:layer="layout" draw:type="line" svg:x1="5.411cm" svg:y1="13.832cm" svg:x2="5.411cm" svg:y2="12.145cm" draw:start-shape="id75" draw:start-glue-point="0" draw:end-shape="id70" draw:end-glue-point="2" svg:d="M5411 13832v-1687" svg:viewBox="0 0 1 1688">
          <text:p/>
        </draw:connector>
        <draw:custom-shape draw:style-name="gr78" draw:text-style-name="P19" xml:id="id76" draw:id="id76" draw:layer="layout" svg:width="4.822cm" svg:height="2.048cm" svg:x="3cm" svg:y="17.052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1" draw:text-style-name="P20" draw:layer="layout" draw:type="line" svg:x1="5.411cm" svg:y1="17.052cm" svg:x2="5.411cm" svg:y2="15.88cm" draw:start-shape="id76" draw:start-glue-point="0" draw:end-shape="id75" draw:end-glue-point="2" svg:d="M5411 17052v-1172" svg:viewBox="0 0 1 1173">
          <text:p/>
        </draw:connector>
        <draw:connector draw:style-name="gr4" draw:text-style-name="P20" draw:layer="layout" draw:type="line" svg:x1="11.89cm" svg:y1="17.052cm" svg:x2="20.178cm" svg:y2="14.856cm" draw:start-shape="id77" draw:start-glue-point="0" draw:end-shape="id71" svg:d="M11890 17052l8288-2196" svg:viewBox="0 0 8289 2197">
          <text:p/>
        </draw:connector>
        <draw:connector draw:style-name="gr4" draw:text-style-name="P20" draw:layer="layout" draw:type="line" svg:x1="11.89cm" svg:y1="17.052cm" svg:x2="20.178cm" svg:y2="11.134cm" draw:start-shape="id77" draw:start-glue-point="0" draw:end-shape="id72" svg:d="M11890 17052l8288-5918" svg:viewBox="0 0 8289 5919">
          <text:p/>
        </draw:connector>
        <draw:connector draw:style-name="gr4" draw:text-style-name="P20" draw:layer="layout" draw:type="line" svg:x1="11.89cm" svg:y1="17.052cm" svg:x2="20.178cm" svg:y2="7.643cm" draw:start-shape="id77" draw:start-glue-point="0" draw:end-shape="id73" svg:d="M11890 17052l8288-9409" svg:viewBox="0 0 8289 9410">
          <text:p/>
        </draw:connector>
        <draw:custom-shape draw:style-name="gr80" draw:text-style-name="P12" draw:layer="layout" svg:width="5.998cm" svg:height="16.899cm" svg:x="2.502cm" svg:y="2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2" draw:layer="layout" svg:width="16.6cm" svg:height="6cm" svg:x="8.9cm" svg:y="1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6.4cm" svg:height="6.235cm" svg:x="19.2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3" draw:text-style-name="P25" draw:layer="layout" svg:width="3.132cm" svg:height="1.825cm" svg:x="8.668cm" svg:y="4.8cm">
          <draw:text-box>
            <text:p><text:span text:style-name="T17">Plot Level</text:span></text:p>
          </draw:text-box>
        </draw:frame>
        <draw:frame draw:style-name="gr69" draw:text-style-name="P25" draw:layer="layout" svg:width="4.232cm" svg:height="1.039cm" svg:x="20.368cm" svg:y="5cm">
          <draw:text-box>
            <text:p><text:span text:style-name="T17">Pod Level</text:span></text:p>
          </draw:text-box>
        </draw:frame>
        <draw:frame draw:style-name="gr69" draw:text-style-name="P25" draw:layer="layout" svg:width="4.232cm" svg:height="1.039cm" svg:x="20.3cm" svg:y="17.861cm">
          <draw:text-box>
            <text:p><text:span text:style-name="T17">Plant Level</text:span></text:p>
          </draw:text-box>
        </draw:frame>
      </draw:page>
      <draw:page draw:name="page7" draw:style-name="dp1" draw:master-page-name="Default">
        <draw:custom-shape draw:style-name="gr80" draw:text-style-name="P12" draw:layer="layout" svg:width="5.998cm" svg:height="16.899cm" svg:x="2.503cm" svg:y="2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2" draw:layer="layout" svg:width="16.6cm" svg:height="6cm" svg:x="8.901cm" svg:y="13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6.4cm" svg:height="6.235cm" svg:x="19.201cm" svg:y="6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4" draw:text-style-name="P16" draw:layer="layout" svg:width="14.7cm" svg:height="1.673cm" svg:x="3.9cm" svg:y="0.102cm">
          <draw:text-box>
            <text:p>Model for CSEE (Jul 2018) – Seed Canola</text:p>
            <text:p/>
          </draw:text-box>
        </draw:frame>
        <draw:custom-shape draw:style-name="gr84" draw:text-style-name="P19" xml:id="id78" draw:id="id78" draw:layer="layout" svg:width="4.813cm" svg:height="2.048cm" svg:x="3.042cm" svg:y="6.653cm">
          <text:p text:style-name="P3"><text:span text:style-name="T13">Honey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ustom-shape draw:style-name="gr84" draw:text-style-name="P19" xml:id="id79" draw:id="id79" draw:layer="layout" svg:width="4.813cm" svg:height="2.048cm" svg:x="3.042cm" svg:y="10.144cm">
          <text:p text:style-name="P3"><text:span text:style-name="T13">Pollen</text:span></text:p>
          <text:p text:style-name="P3"><text:span text:style-name="T13">Deposition</text:span></text:p>
          <draw:enhanced-geometry svg:viewBox="0 0 21600 21600" draw:type="rectangle" draw:enhanced-path="M 0 0 L 21600 0 21600 21600 0 21600 0 0 Z N"/>
        </draw:custom-shape>
        <draw:connector draw:style-name="gr85" draw:text-style-name="P27" draw:layer="layout" draw:type="line" svg:x1="5.448cm" svg:y1="8.701cm" svg:x2="5.448cm" svg:y2="10.144cm" draw:start-shape="id78" draw:start-glue-point="2" draw:end-shape="id79" svg:d="M5448 8701v1443" svg:viewBox="0 0 1 1444">
          <text:p text:style-name="P3"><text:span text:style-name="T18">0.17</text:span></text:p>
        </draw:connector>
        <draw:custom-shape draw:style-name="gr84" draw:text-style-name="P19" xml:id="id82" draw:id="id82" draw:layer="layout" svg:width="4.813cm" svg:height="2.048cm" svg:x="20.187cm" svg:y="6.666cm">
          <text:p text:style-name="P3"><text:span text:style-name="T13">Seeds per</text:span></text:p>
          <text:p text:style-name="P3"><text:span text:style-name="T13">Pod</text:span></text:p>
          <draw:enhanced-geometry svg:viewBox="0 0 21600 21600" draw:type="rectangle" draw:enhanced-path="M 0 0 L 21600 0 21600 21600 0 21600 0 0 Z N"/>
        </draw:custom-shape>
        <draw:custom-shape draw:style-name="gr84" draw:text-style-name="P19" xml:id="id81" draw:id="id81" draw:layer="layout" svg:width="4.813cm" svg:height="2.048cm" svg:x="20.187cm" svg:y="10.157cm">
          <text:p text:style-name="P3"><text:span text:style-name="T13">Weight per</text:span></text:p>
          <text:p text:style-name="P3"><text:span text:style-name="T13">Seed</text:span></text:p>
          <draw:enhanced-geometry svg:viewBox="0 0 21600 21600" draw:type="rectangle" draw:enhanced-path="M 0 0 L 21600 0 21600 21600 0 21600 0 0 Z N"/>
        </draw:custom-shape>
        <draw:custom-shape draw:style-name="gr84" draw:text-style-name="P19" xml:id="id80" draw:id="id80" draw:layer="layout" svg:width="4.813cm" svg:height="2.048cm" svg:x="20.187cm" svg:y="13.879cm">
          <text:p text:style-name="P3"><text:span text:style-name="T13">Number of </text:span></text:p>
          <text:p text:style-name="P3"><text:span text:style-name="T13">Pods</text:span></text:p>
          <draw:enhanced-geometry svg:viewBox="0 0 21600 21600" draw:type="rectangle" draw:enhanced-path="M 0 0 L 21600 0 21600 21600 0 21600 0 0 Z N"/>
        </draw:custom-shape>
        <draw:custom-shape draw:style-name="gr84" draw:text-style-name="P19" xml:id="id86" draw:id="id86" draw:layer="layout" svg:width="4.813cm" svg:height="2.048cm" svg:x="9.509cm" svg:y="17.099cm">
          <text:p text:style-name="P3"><text:span text:style-name="T13">Plant Size</text:span></text:p>
          <draw:enhanced-geometry svg:viewBox="0 0 21600 21600" draw:type="rectangle" draw:enhanced-path="M 0 0 L 21600 0 21600 21600 0 21600 0 0 Z N"/>
        </draw:custom-shape>
        <draw:connector draw:style-name="gr77" draw:text-style-name="P30" draw:layer="layout" draw:type="line" svg:x1="7.855cm" svg:y1="11.168cm" svg:x2="20.187cm" svg:y2="14.903cm" draw:start-shape="id79" draw:start-glue-point="1" draw:end-shape="id80" svg:d="M7855 11168l12332 3735" svg:viewBox="0 0 12333 3736">
          <text:p text:style-name="P3"><text:span text:style-name="T21">0.58</text:span></text:p>
        </draw:connector>
        <draw:connector draw:style-name="gr85" draw:text-style-name="P27" draw:layer="layout" draw:type="line" svg:x1="7.855cm" svg:y1="11.168cm" svg:x2="20.187cm" svg:y2="11.181cm" draw:start-shape="id79" draw:start-glue-point="1" draw:end-shape="id81" draw:end-glue-point="3" svg:d="M7855 11168l12332 13" svg:viewBox="0 0 12333 14">
          <text:p text:style-name="P3"><text:span text:style-name="T18">0.05</text:span></text:p>
        </draw:connector>
        <draw:connector draw:style-name="gr77" draw:text-style-name="P30" draw:layer="layout" draw:type="line" svg:x1="7.855cm" svg:y1="11.168cm" svg:x2="20.187cm" svg:y2="7.69cm" draw:start-shape="id79" draw:start-glue-point="1" draw:end-shape="id82" svg:d="M7855 11168l12332-3478" svg:viewBox="0 0 12333 3479">
          <text:p text:style-name="P3"><text:span text:style-name="T21">1.09</text:span></text:p>
        </draw:connector>
        <draw:custom-shape draw:style-name="gr84" draw:text-style-name="P19" xml:id="id83" draw:id="id83" draw:layer="layout" svg:width="4.813cm" svg:height="2.048cm" svg:x="3.042cm" svg:y="3.047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77" draw:text-style-name="P30" draw:layer="layout" draw:type="line" svg:x1="5.448cm" svg:y1="5.095cm" svg:x2="5.448cm" svg:y2="6.653cm" draw:start-shape="id83" draw:start-glue-point="2" draw:end-shape="id78" draw:end-glue-point="0" svg:d="M5448 5095v1558" svg:viewBox="0 0 1 1559">
          <text:p text:style-name="P3"><text:span text:style-name="T21">-0.51</text:span></text:p>
        </draw:connector>
        <draw:custom-shape draw:style-name="gr84" draw:text-style-name="P19" xml:id="id84" draw:id="id84" draw:layer="layout" svg:width="4.813cm" svg:height="2.048cm" svg:x="3.042cm" svg:y="13.579cm">
          <text:p text:style-name="P3"><text:span text:style-name="T13">Leafcutter bee</text:span></text:p>
          <text:p text:style-name="P3"><text:span text:style-name="T13">Visits</text:span></text:p>
          <draw:enhanced-geometry svg:viewBox="0 0 21600 21600" draw:type="rectangle" draw:enhanced-path="M 0 0 L 21600 0 21600 21600 0 21600 0 0 Z N"/>
        </draw:custom-shape>
        <draw:connector draw:style-name="gr77" draw:text-style-name="P30" draw:layer="layout" draw:type="line" svg:x1="5.448cm" svg:y1="13.579cm" svg:x2="5.448cm" svg:y2="12.192cm" draw:start-shape="id84" draw:start-glue-point="0" draw:end-shape="id79" draw:end-glue-point="2" svg:d="M5448 13579v-1387" svg:viewBox="0 0 1 1388">
          <text:p text:style-name="P3"><text:span text:style-name="T21">0.62</text:span></text:p>
        </draw:connector>
        <draw:custom-shape draw:style-name="gr84" draw:text-style-name="P19" xml:id="id85" draw:id="id85" draw:layer="layout" svg:width="4.813cm" svg:height="2.048cm" svg:x="3.042cm" svg:y="17.099cm">
          <text:p text:style-name="P3"><text:span text:style-name="T13">Distance</text:span></text:p>
          <draw:enhanced-geometry svg:viewBox="0 0 21600 21600" draw:type="rectangle" draw:enhanced-path="M 0 0 L 21600 0 21600 21600 0 21600 0 0 Z N"/>
        </draw:custom-shape>
        <draw:connector draw:style-name="gr77" draw:text-style-name="P30" draw:layer="layout" draw:type="line" svg:x1="5.448cm" svg:y1="17.099cm" svg:x2="5.448cm" svg:y2="15.627cm" draw:start-shape="id85" draw:start-glue-point="0" draw:end-shape="id84" draw:end-glue-point="2" svg:d="M5448 17099v-1472" svg:viewBox="0 0 1 1473">
          <text:p text:style-name="P3"><text:span text:style-name="T21">-1.82</text:span></text:p>
        </draw:connector>
        <draw:connector draw:style-name="gr86" draw:text-style-name="P30" draw:layer="layout" draw:type="line" svg:x1="11.915cm" svg:y1="17.099cm" svg:x2="20.187cm" svg:y2="14.903cm" draw:start-shape="id86" draw:start-glue-point="0" draw:end-shape="id80" svg:d="M11915 17099l8272-2196" svg:viewBox="0 0 8273 2197">
          <text:p text:style-name="P3"><text:span text:style-name="T21">6.66</text:span></text:p>
        </draw:connector>
        <draw:connector draw:style-name="gr86" draw:text-style-name="P30" draw:layer="layout" draw:type="line" svg:x1="11.915cm" svg:y1="17.099cm" svg:x2="20.187cm" svg:y2="11.181cm" draw:start-shape="id86" draw:start-glue-point="0" draw:end-shape="id81" svg:d="M11915 17099l8272-5918" svg:viewBox="0 0 8273 5919">
          <text:p text:style-name="P3"><text:span text:style-name="T21">0.65</text:span></text:p>
        </draw:connector>
        <draw:connector draw:style-name="gr86" draw:text-style-name="P30" draw:layer="layout" draw:type="line" svg:x1="11.915cm" svg:y1="17.099cm" svg:x2="20.187cm" svg:y2="7.69cm" draw:start-shape="id86" draw:start-glue-point="0" draw:end-shape="id82" svg:d="M11915 17099l8272-9409" svg:viewBox="0 0 8273 9410">
          <text:p text:style-name="P3"><text:span text:style-name="T21">1.17</text:span></text:p>
        </draw:connector>
        <draw:connector draw:style-name="gr77" draw:text-style-name="P31" draw:layer="layout" svg:x1="22.593cm" svg:y1="8.714cm" svg:x2="22.593cm" svg:y2="10.157cm" draw:start-shape="id82" draw:start-glue-point="2" draw:end-shape="id81" draw:end-glue-point="0" svg:d="M22593 8714v1443" svg:viewBox="0 0 1 1444">
          <text:p text:style-name="P3"><text:span text:style-name="T22">-2.23</text:span></text:p>
        </draw:connector>
        <draw:frame draw:style-name="gr83" draw:text-style-name="P25" draw:layer="layout" svg:width="3.132cm" svg:height="1.825cm" svg:x="8.668cm" svg:y="4.801cm">
          <draw:text-box>
            <text:p><text:span text:style-name="T17">Plot Level</text:span></text:p>
          </draw:text-box>
        </draw:frame>
        <draw:frame draw:style-name="gr69" draw:text-style-name="P25" draw:layer="layout" svg:width="4.232cm" svg:height="1.039cm" svg:x="20.368cm" svg:y="5.001cm">
          <draw:text-box>
            <text:p><text:span text:style-name="T17">Pod Level</text:span></text:p>
          </draw:text-box>
        </draw:frame>
        <draw:frame draw:style-name="gr69" draw:text-style-name="P25" draw:layer="layout" svg:width="4.232cm" svg:height="1.039cm" svg:x="20.3cm" svg:y="17.862cm">
          <draw:text-box>
            <text:p><text:span text:style-name="T17">Plant Level</text:span></text:p>
          </draw:text-box>
        </draw:frame>
      </draw:page>
      <draw:page draw:name="page8" draw:style-name="dp2" draw:master-page-name="Default">
        <draw:custom-shape draw:style-name="gr87" draw:text-style-name="P32" xml:id="id87" draw:id="id87" draw:layer="layout" svg:width="2.528cm" svg:height="1.164cm" svg:x="2.821cm" svg:y="7.17cm">
          <text:p text:style-name="P3"><text:span text:style-name="T23">Distance</text:span></text:p>
          <text:p text:style-name="P3"><text:span text:style-name="T23">from Edge</text:span></text:p>
          <draw:enhanced-geometry svg:viewBox="0 0 21600 21600" draw:type="rectangle" draw:enhanced-path="M 0 0 L 21600 0 21600 21600 0 21600 0 0 Z N"/>
        </draw:custom-shape>
        <draw:custom-shape draw:style-name="gr88" draw:text-style-name="P32" xml:id="id89" draw:id="id89" draw:layer="layout" svg:width="2.528cm" svg:height="1.163cm" svg:x="2.801cm" svg:y="8.514cm">
          <text:p text:style-name="P3"><text:span text:style-name="T23">Distance</text:span></text:p>
          <text:p text:style-name="P3"><text:span text:style-name="T23">from Tent</text:span></text:p>
          <draw:enhanced-geometry svg:viewBox="0 0 21600 21600" draw:type="rectangle" draw:enhanced-path="M 0 0 L 21600 0 21600 21600 0 21600 0 0 Z N"/>
        </draw:custom-shape>
        <draw:custom-shape draw:style-name="gr88" draw:text-style-name="P32" xml:id="id90" draw:id="id90" draw:layer="layout" svg:width="2.528cm" svg:height="1.163cm" svg:x="2.801cm" svg:y="9.821cm">
          <text:p text:style-name="P3"><text:span text:style-name="T23">Bay Edge/</text:span></text:p>
          <text:p text:style-name="P3"><text:span text:style-name="T23">Center</text:span></text:p>
          <draw:enhanced-geometry svg:viewBox="0 0 21600 21600" draw:type="rectangle" draw:enhanced-path="M 0 0 L 21600 0 21600 21600 0 21600 0 0 Z N"/>
        </draw:custom-shape>
        <draw:custom-shape draw:style-name="gr87" draw:text-style-name="P32" xml:id="id91" draw:id="id91" draw:layer="layout" svg:width="2.528cm" svg:height="1.164cm" svg:x="2.821cm" svg:y="11.11cm">
          <text:p text:style-name="P3"><text:span text:style-name="T23">Female </text:span></text:p>
          <text:p text:style-name="P3"><text:span text:style-name="T23">Ba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49cm" svg:y1="7.752cm" svg:x2="8.851cm" svg:y2="5.974cm" draw:start-shape="id87" draw:start-glue-point="1" draw:end-shape="id88" draw:end-glue-point="8" svg:d="M5349 7752l3502-1778" svg:viewBox="0 0 3503 1779">
          <text:p/>
        </draw:connector>
        <draw:connector draw:style-name="gr1" draw:text-style-name="P12" draw:layer="layout" draw:type="line" svg:x1="5.329cm" svg:y1="9.095cm" svg:x2="8.851cm" svg:y2="5.974cm" draw:start-shape="id89" draw:start-glue-point="1" draw:end-shape="id88" draw:end-glue-point="8" svg:d="M5329 9095l3522-3121" svg:viewBox="0 0 3523 3122">
          <text:p/>
        </draw:connector>
        <draw:connector draw:style-name="gr1" draw:text-style-name="P12" draw:layer="layout" draw:type="line" svg:x1="5.329cm" svg:y1="10.402cm" svg:x2="8.851cm" svg:y2="5.974cm" draw:start-shape="id90" draw:start-glue-point="1" draw:end-shape="id88" draw:end-glue-point="8" svg:d="M5329 10402l3522-4428" svg:viewBox="0 0 3523 4429">
          <text:p/>
        </draw:connector>
        <draw:connector draw:style-name="gr1" draw:text-style-name="P12" draw:layer="layout" draw:type="line" svg:x1="5.349cm" svg:y1="11.692cm" svg:x2="8.851cm" svg:y2="5.974cm" draw:start-shape="id91" draw:start-glue-point="1" draw:end-shape="id88" draw:end-glue-point="8" svg:d="M5349 11692l3502-5718" svg:viewBox="0 0 3503 5719">
          <text:p/>
        </draw:connector>
        <draw:custom-shape draw:style-name="gr87" draw:text-style-name="P32" xml:id="id92" draw:id="id92" draw:layer="layout" svg:width="2.528cm" svg:height="1.164cm" svg:x="2.801cm" svg:y="12.41cm">
          <text:p text:style-name="P3"><text:span text:style-name="T23">Tent</text:span></text:p>
          <text:p text:style-name="P3"><text:span text:style-name="T23">Stocking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5.329cm" svg:y1="12.992cm" svg:x2="8.851cm" svg:y2="5.974cm" draw:start-shape="id92" draw:start-glue-point="1" draw:end-shape="id88" draw:end-glue-point="8" svg:d="M5329 12992l3522-7018" svg:viewBox="0 0 3523 7019">
          <text:p/>
        </draw:connector>
        <draw:connector draw:style-name="gr1" draw:text-style-name="P12" draw:layer="layout" draw:type="line" svg:x1="5.349cm" svg:y1="7.752cm" svg:x2="8.951cm" svg:y2="14.674cm" draw:start-shape="id87" draw:start-glue-point="1" draw:end-shape="id93" draw:end-glue-point="4" svg:d="M5349 7752l3602 6922" svg:viewBox="0 0 3603 6923">
          <text:p/>
        </draw:connector>
        <draw:connector draw:style-name="gr1" draw:text-style-name="P12" draw:layer="layout" draw:type="line" svg:x1="5.329cm" svg:y1="9.095cm" svg:x2="8.951cm" svg:y2="14.674cm" draw:start-shape="id89" draw:start-glue-point="1" draw:end-shape="id93" draw:end-glue-point="4" svg:d="M5329 9095l3622 5579" svg:viewBox="0 0 3623 5580">
          <text:p/>
        </draw:connector>
        <draw:connector draw:style-name="gr1" draw:text-style-name="P12" draw:layer="layout" draw:type="line" svg:x1="5.329cm" svg:y1="10.402cm" svg:x2="8.951cm" svg:y2="14.674cm" draw:start-shape="id90" draw:start-glue-point="1" draw:end-shape="id93" draw:end-glue-point="4" svg:d="M5329 10402l3622 4272" svg:viewBox="0 0 3623 4273">
          <text:p/>
        </draw:connector>
        <draw:connector draw:style-name="gr1" draw:text-style-name="P12" draw:layer="layout" draw:type="line" svg:x1="5.349cm" svg:y1="11.692cm" svg:x2="8.951cm" svg:y2="14.674cm" draw:start-shape="id91" draw:start-glue-point="1" draw:end-shape="id93" draw:end-glue-point="4" svg:d="M5349 11692l3602 2982" svg:viewBox="0 0 3603 2983">
          <text:p/>
        </draw:connector>
        <draw:connector draw:style-name="gr1" draw:text-style-name="P12" draw:layer="layout" draw:type="line" svg:x1="5.329cm" svg:y1="12.992cm" svg:x2="8.951cm" svg:y2="14.674cm" draw:start-shape="id92" draw:start-glue-point="1" draw:end-shape="id93" draw:end-glue-point="4" svg:d="M5329 12992l3622 1682" svg:viewBox="0 0 3623 1683">
          <text:p/>
        </draw:connector>
        <draw:custom-shape draw:style-name="gr89" draw:text-style-name="P33" xml:id="id88" draw:id="id88" draw:layer="layout" svg:width="3.3cm" svg:height="1.6cm" svg:x="7.201cm" svg:y="4.374cm">
          <text:p text:style-name="P3"><text:span text:style-name="T24">Honey bee</text:span></text:p>
          <text:p text:style-name="P3"><text:span text:style-name="T24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33" xml:id="id93" draw:id="id93" draw:layer="layout" svg:width="3.3cm" svg:height="1.6cm" svg:x="7.301cm" svg:y="14.674cm">
          <text:p text:style-name="P3"><text:span text:style-name="T24">Leafcutter</text:span></text:p>
          <text:p text:style-name="P3"><text:span text:style-name="T24">Visit 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32" xml:id="id95" draw:id="id95" draw:layer="layout" svg:width="2.528cm" svg:height="1.164cm" svg:x="7.573cm" svg:y="1.974cm">
          <text:p text:style-name="P3"><text:span text:style-name="T23">Observed</text:span></text:p>
          <text:p text:style-name="P3"><text:span text:style-name="T23">Hbee visits</text:span></text:p>
          <draw:enhanced-geometry svg:viewBox="0 0 21600 21600" draw:type="rectangle" draw:enhanced-path="M 0 0 L 21600 0 21600 21600 0 21600 0 0 Z N"/>
        </draw:custom-shape>
        <draw:custom-shape draw:style-name="gr87" draw:text-style-name="P32" xml:id="id94" draw:id="id94" draw:layer="layout" svg:width="2.528cm" svg:height="1.164cm" svg:x="7.673cm" svg:y="17.574cm">
          <text:p text:style-name="P3"><text:span text:style-name="T23">Observed</text:span></text:p>
          <text:p text:style-name="P3"><text:span text:style-name="T23">Lbee visit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8.951cm" svg:y1="16.274cm" svg:x2="8.937cm" svg:y2="17.574cm" draw:start-shape="id93" draw:end-shape="id94" draw:end-glue-point="0" svg:d="M8951 16274l-14 1300" svg:viewBox="0 0 15 1301">
          <text:p/>
        </draw:connector>
        <draw:connector draw:style-name="gr1" draw:text-style-name="P12" draw:layer="layout" draw:type="line" svg:x1="8.851cm" svg:y1="4.374cm" svg:x2="8.837cm" svg:y2="3.138cm" draw:start-shape="id88" draw:start-glue-point="4" draw:end-shape="id95" draw:end-glue-point="2" svg:d="M8851 4374l-14-1236" svg:viewBox="0 0 15 1237">
          <text:p/>
        </draw:connector>
        <draw:custom-shape draw:style-name="gr89" draw:text-style-name="P33" xml:id="id96" draw:id="id96" draw:layer="layout" svg:width="3.3cm" svg:height="1.6cm" svg:x="11.401cm" svg:y="9.574cm">
          <text:p text:style-name="P3"><text:span text:style-name="T24">Pollination</text:span></text:p>
          <text:p text:style-name="P3"><text:span text:style-name="T24">R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0.018cm" svg:y1="5.74cm" svg:x2="11.884cm" svg:y2="9.808cm" draw:start-shape="id88" draw:start-glue-point="9" draw:end-shape="id96" draw:end-glue-point="5" svg:d="M10018 5740l1866 4068" svg:viewBox="0 0 1867 4069">
          <text:p/>
        </draw:connector>
        <draw:connector draw:style-name="gr1" draw:text-style-name="P12" draw:layer="layout" draw:type="line" svg:x1="10.118cm" svg:y1="14.908cm" svg:x2="11.884cm" svg:y2="10.94cm" draw:start-shape="id93" draw:start-glue-point="11" draw:end-shape="id96" draw:end-glue-point="7" svg:d="M10118 14908l1766-3968" svg:viewBox="0 0 1767 3969">
          <text:p/>
        </draw:connector>
        <draw:custom-shape draw:style-name="gr90" draw:text-style-name="P32" xml:id="id97" draw:id="id97" draw:layer="layout" svg:width="3.028cm" svg:height="1.764cm" svg:x="11.501cm" svg:y="4.81cm">
          <text:p text:style-name="P3"><text:span text:style-name="T23">Observed</text:span></text:p>
          <text:p text:style-name="P3"><text:span text:style-name="T23">Pollen </text:span></text:p>
          <text:p text:style-name="P3"><text:span text:style-name="T23">(Flower-level)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051cm" svg:y1="9.574cm" svg:x2="13.015cm" svg:y2="6.574cm" draw:start-shape="id96" draw:start-glue-point="4" draw:end-shape="id97" draw:end-glue-point="2" svg:d="M13051 9574l-36-3000" svg:viewBox="0 0 37 3001">
          <text:p/>
        </draw:connector>
        <draw:custom-shape draw:style-name="gr89" draw:text-style-name="P33" xml:id="id98" draw:id="id98" draw:layer="layout" svg:width="3.3cm" svg:height="1.6cm" svg:x="16.001cm" svg:y="3.974cm">
          <text:p text:style-name="P3"><text:span text:style-name="T24">Seed 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33" xml:id="id99" draw:id="id99" draw:layer="layout" svg:width="3.3cm" svg:height="1.6cm" svg:x="16.001cm" svg:y="7.974cm">
          <text:p text:style-name="P3"><text:span text:style-name="T24">Seed Siz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33" xml:id="id100" draw:id="id100" draw:layer="layout" svg:width="3.3cm" svg:height="1.6cm" svg:x="16.001cm" svg:y="11.374cm">
          <text:p text:style-name="P3"><text:span text:style-name="T24">Flower </text:span></text:p>
          <text:p text:style-name="P3"><text:span text:style-name="T24">Suc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32" xml:id="id102" draw:id="id102" draw:layer="layout" svg:width="2.528cm" svg:height="1.164cm" svg:x="21.501cm" svg:y="17.51cm">
          <text:p text:style-name="P3"><text:span text:style-name="T23">Plant Size</text:span></text:p>
          <draw:enhanced-geometry svg:viewBox="0 0 21600 21600" draw:type="rectangle" draw:enhanced-path="M 0 0 L 21600 0 21600 21600 0 21600 0 0 Z N"/>
        </draw:custom-shape>
        <draw:custom-shape draw:style-name="gr91" draw:text-style-name="P32" xml:id="id101" draw:id="id101" draw:layer="layout" svg:width="2.528cm" svg:height="1.4cm" svg:x="16.301cm" svg:y="17.374cm">
          <text:p text:style-name="P3"><text:span text:style-name="T23">Plant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ustom-shape draw:style-name="gr92" draw:text-style-name="P32" xml:id="id103" draw:id="id103" draw:layer="layout" svg:width="2.7cm" svg:height="1.8cm" svg:x="21.401cm" svg:y="3.874cm">
          <text:p text:style-name="P3"><text:span text:style-name="T23">Observed </text:span></text:p>
          <text:p text:style-name="P3"><text:span text:style-name="T23">Seed Count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92" draw:text-style-name="P32" xml:id="id104" draw:id="id104" draw:layer="layout" svg:width="2.7cm" svg:height="1.8cm" svg:x="21.401cm" svg:y="7.874cm">
          <text:p text:style-name="P3"><text:span text:style-name="T23">Observed </text:span></text:p>
          <text:p text:style-name="P3"><text:span text:style-name="T23">Seed Size</text:span></text:p>
          <text:p text:style-name="P3"><text:span text:style-name="T23">(Plant/Pod)</text:span></text:p>
          <draw:enhanced-geometry svg:viewBox="0 0 21600 21600" draw:type="rectangle" draw:enhanced-path="M 0 0 L 21600 0 21600 21600 0 21600 0 0 Z N"/>
        </draw:custom-shape>
        <draw:custom-shape draw:style-name="gr93" draw:text-style-name="P32" xml:id="id105" draw:id="id105" draw:layer="layout" svg:width="2.7cm" svg:height="2.4cm" svg:x="21.401cm" svg:y="10.974cm">
          <text:p text:style-name="P3"><text:span text:style-name="T23">Observed </text:span></text:p>
          <text:p text:style-name="P3"><text:span text:style-name="T23">Flower</text:span></text:p>
          <text:p text:style-name="P3"><text:span text:style-name="T23">Success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4.218cm" svg:y1="9.808cm" svg:x2="16.484cm" svg:y2="5.34cm" draw:start-shape="id96" draw:start-glue-point="11" draw:end-shape="id98" draw:end-glue-point="7" svg:d="M14218 9808l2266-4468" svg:viewBox="0 0 2267 4469">
          <text:p/>
        </draw:connector>
        <draw:connector draw:style-name="gr1" draw:text-style-name="P12" draw:layer="layout" draw:type="line" svg:x1="14.701cm" svg:y1="10.374cm" svg:x2="16.001cm" svg:y2="8.774cm" draw:start-shape="id96" draw:start-glue-point="10" draw:end-shape="id99" draw:end-glue-point="6" svg:d="M14701 10374l1300-1600" svg:viewBox="0 0 1301 1601">
          <text:p/>
        </draw:connector>
        <draw:connector draw:style-name="gr1" draw:text-style-name="P12" draw:layer="layout" draw:type="line" svg:x1="14.218cm" svg:y1="10.94cm" svg:x2="16.484cm" svg:y2="11.608cm" draw:start-shape="id96" draw:start-glue-point="9" draw:end-shape="id100" draw:end-glue-point="5" svg:d="M14218 10940l2266 668" svg:viewBox="0 0 2267 669">
          <text:p/>
        </draw:connector>
        <draw:connector draw:style-name="gr1" draw:text-style-name="P12" draw:layer="layout" draw:type="line" svg:x1="18.829cm" svg:y1="18.074cm" svg:x2="21.501cm" svg:y2="18.092cm" draw:start-shape="id101" draw:start-glue-point="1" draw:end-shape="id102" svg:d="M18829 18074l2672 18" svg:viewBox="0 0 2673 19">
          <text:p/>
        </draw:connector>
        <draw:connector draw:style-name="gr1" draw:text-style-name="P12" draw:layer="layout" draw:type="line" svg:x1="19.301cm" svg:y1="4.774cm" svg:x2="21.401cm" svg:y2="4.774cm" draw:start-shape="id98" draw:start-glue-point="10" draw:end-shape="id103" svg:d="M19301 4774h2100" svg:viewBox="0 0 2101 1">
          <text:p/>
        </draw:connector>
        <draw:connector draw:style-name="gr1" draw:text-style-name="P12" draw:layer="layout" draw:type="line" svg:x1="19.301cm" svg:y1="8.774cm" svg:x2="21.401cm" svg:y2="8.774cm" draw:start-shape="id99" draw:start-glue-point="10" draw:end-shape="id104" draw:end-glue-point="3" svg:d="M19301 8774h2100" svg:viewBox="0 0 2101 1">
          <text:p/>
        </draw:connector>
        <draw:connector draw:style-name="gr1" draw:text-style-name="P12" draw:layer="layout" draw:type="line" svg:x1="19.301cm" svg:y1="12.174cm" svg:x2="21.401cm" svg:y2="12.174cm" draw:start-shape="id100" draw:start-glue-point="10" draw:end-shape="id105" svg:d="M19301 12174h2100" svg:viewBox="0 0 2101 1">
          <text:p/>
        </draw:connector>
        <draw:connector draw:style-name="gr1" draw:text-style-name="P12" draw:layer="layout" draw:type="line" svg:x1="22.751cm" svg:y1="5.674cm" svg:x2="22.751cm" svg:y2="7.874cm" draw:start-shape="id103" draw:start-glue-point="2" draw:end-shape="id104" draw:end-glue-point="0" svg:d="M22751 5674v2200" svg:viewBox="0 0 1 2201">
          <text:p/>
        </draw:connector>
        <draw:custom-shape draw:style-name="gr94" draw:text-style-name="P12" draw:layer="layout" svg:width="18.2cm" svg:height="17.9cm" svg:x="2.4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2" draw:layer="layout" svg:x1="24.029cm" svg:y1="18.092cm" svg:x2="24.101cm" svg:y2="4.774cm" draw:start-shape="id102" draw:start-glue-point="1" draw:end-shape="id103" draw:end-glue-point="1" svg:d="M24029 18092h586v-13318h-514" svg:viewBox="0 0 587 13319">
          <text:p/>
        </draw:connector>
        <draw:connector draw:style-name="gr1" draw:text-style-name="P12" draw:layer="layout" svg:x1="24.029cm" svg:y1="18.092cm" svg:x2="24.101cm" svg:y2="8.774cm" draw:start-shape="id102" draw:start-glue-point="1" draw:end-shape="id104" svg:d="M24029 18092h586v-9318h-514" svg:viewBox="0 0 587 9319">
          <text:p/>
        </draw:connector>
        <draw:connector draw:style-name="gr1" draw:text-style-name="P12" draw:layer="layout" svg:x1="22.765cm" svg:y1="17.51cm" svg:x2="22.751cm" svg:y2="13.374cm" draw:start-shape="id102" draw:start-glue-point="0" draw:end-shape="id105" draw:end-glue-point="2" svg:d="M22765 17510v-2068h-14v-2068" svg:viewBox="0 0 15 4137">
          <text:p/>
        </draw:connector>
        <draw:custom-shape draw:style-name="gr95" draw:text-style-name="P12" draw:layer="layout" svg:width="4.6cm" svg:height="17.9cm" svg:x="20.601cm" svg:y="1.3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25" draw:layer="layout" svg:width="4.232cm" svg:height="1.039cm" svg:x="3.001cm" svg:y="19.436cm">
          <draw:text-box>
            <text:p><text:span text:style-name="T17">Plot Level</text:span></text:p>
          </draw:text-box>
        </draw:frame>
        <draw:frame draw:style-name="gr69" draw:text-style-name="P25" draw:layer="layout" svg:width="4.232cm" svg:height="1.039cm" svg:x="20.669cm" svg:y="19.374cm">
          <draw:text-box>
            <text:p><text:span text:style-name="T17">Plant Level</text:span></text:p>
          </draw:text-box>
        </draw:frame>
        <draw:frame draw:style-name="gr96" draw:text-style-name="P25" draw:layer="layout" svg:width="10.932cm" svg:height="1.038cm" svg:x="0.768cm" svg:y="0.1cm">
          <draw:text-box>
            <text:p><text:span text:style-name="T17">Seed Canola Piecewise SEM</text:span></text:p>
          </draw:text-box>
        </draw:frame>
        <draw:connector draw:style-name="gr1" draw:text-style-name="P12" draw:layer="layout" draw:type="line" svg:x1="5.349cm" svg:y1="7.752cm" svg:x2="16.301cm" svg:y2="18.074cm" draw:start-shape="id87" draw:start-glue-point="1" draw:end-shape="id101" svg:d="M5349 7752l10952 10322" svg:viewBox="0 0 10953 10323">
          <text:p/>
        </draw:connector>
        <draw:custom-shape draw:style-name="gr97" draw:text-style-name="P32" xml:id="id106" draw:id="id106" draw:layer="layout" svg:width="2.8cm" svg:height="1.764cm" svg:x="16.1cm" svg:y="14.236cm">
          <text:p text:style-name="P3"><text:span text:style-name="T23">Observed</text:span></text:p>
          <text:p text:style-name="P3"><text:span text:style-name="T23">Flower </text:span></text:p>
          <text:p text:style-name="P3"><text:span text:style-name="T23">Density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22.765cm" svg:y1="17.51cm" svg:x2="18.9cm" svg:y2="15.118cm" draw:start-shape="id102" draw:start-glue-point="0" draw:end-shape="id106" svg:d="M22765 17510l-3865-2392" svg:viewBox="0 0 3866 2393">
          <text:p/>
        </draw:connector>
        <draw:connector draw:style-name="gr1" draw:text-style-name="P12" draw:layer="layout" draw:type="curve" svg:x1="16.1cm" svg:y1="15.118cm" svg:x2="8.851cm" svg:y2="5.974cm" draw:start-shape="id106" draw:start-glue-point="3" draw:end-shape="id88" draw:end-glue-point="8" svg:d="M16100 15118c-4833 0-7249-3048-7249-9144" svg:viewBox="0 0 7250 9145">
          <text:p/>
        </draw:connector>
        <draw:connector draw:style-name="gr1" draw:text-style-name="P12" draw:layer="layout" draw:type="line" svg:x1="16.1cm" svg:y1="15.118cm" svg:x2="10.601cm" svg:y2="15.474cm" draw:start-shape="id106" draw:start-glue-point="3" draw:end-shape="id93" draw:end-glue-point="10" svg:d="M16100 15118l-5499 356" svg:viewBox="0 0 5500 3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8-09-20T15:02:08.728000000</dc:date>
    <dc:creator>Samuel Robinson</dc:creator>
    <meta:editing-duration>P1DT8H37M18S</meta:editing-duration>
    <meta:editing-cycles>32</meta:editing-cycles>
    <meta:generator>LibreOffice/6.1.1.2$Windows_X86_64 LibreOffice_project/5d19a1bfa650b796764388cd8b33a5af1f5baa1b</meta:generator>
    <meta:document-statistic meta:object-count="345"/>
  </office:meta>
</office:document-meta>
</file>